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3.44cm" style:rel-column-width="13249*"/>
    </style:style>
    <style:style style:name="表1.B" style:family="table-column">
      <style:table-column-properties style:column-width="13.573cm" style:rel-column-width="52286*"/>
    </style:style>
    <style:style style:name="表1.A1" style:family="table-cell">
      <style:table-cell-properties style:vertical-align="middle" fo:background-color="#ff0000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表1.B1" style:family="table-cell">
      <style:table-cell-properties fo:background-color="#ff0000" fo:padding="0.097cm" fo:border="0.002cm solid #ffffff">
        <style:background-image/>
      </style:table-cell-properties>
    </style:style>
    <style:style style:name="表1.A2" style:family="table-cell">
      <style:table-cell-properties style:vertical-align="middle" fo:background-color="#dddddd" fo:padding="0.097cm" fo:border-left="0.002cm solid #ffffff" fo:border-right="none" fo:border-top="none" fo:border-bottom="0.002cm solid #ffffff">
        <style:background-image/>
      </style:table-cell-properties>
    </style:style>
    <style:style style:name="表1.B2" style:family="table-cell">
      <style:table-cell-properties fo:background-color="#dddddd" fo:padding="0.097cm" fo:border-left="0.002cm solid #ffffff" fo:border-right="0.002cm solid #ffffff" fo:border-top="none" fo:border-bottom="0.002cm solid #ffffff">
        <style:background-image/>
      </style:table-cell-properties>
    </style:style>
    <style:style style:name="表1.8" style:family="table-row">
      <style:table-row-properties style:min-row-height="0.143cm"/>
    </style:style>
    <style:style style:name="表1.B8" style:family="table-cell">
      <style:table-cell-properties fo:background-color="#dddddd" fo:padding="0.097cm" fo:border-left="0.002cm solid #dddddd" fo:border-right="0.002cm solid #dddddd" fo:border-top="none" fo:border-bottom="0.002cm solid #dddddd">
        <style:background-image/>
      </style:table-cell-properties>
    </style:style>
    <style:style style:name="構成図" style:family="table">
      <style:table-properties style:width="17.013cm" fo:margin-left="0cm" fo:margin-right="-0.012cm" table:align="margins"/>
    </style:style>
    <style:style style:name="構成図.A" style:family="table-column">
      <style:table-column-properties style:column-width="1.958cm" style:rel-column-width="7542*"/>
    </style:style>
    <style:style style:name="構成図.B" style:family="table-column">
      <style:table-column-properties style:column-width="7.355cm" style:rel-column-width="28333*"/>
    </style:style>
    <style:style style:name="構成図.C" style:family="table-column">
      <style:table-column-properties style:column-width="7.699cm" style:rel-column-width="29660*"/>
    </style:style>
    <style:style style:name="構成図.A1" style:family="table-cell">
      <style:table-cell-properties fo:background-color="#ff0000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構成図.C1" style:family="table-cell">
      <style:table-cell-properties fo:background-color="#ff0000" fo:padding="0.097cm" fo:border="0.002cm solid #ffffff">
        <style:background-image/>
      </style:table-cell-properties>
    </style:style>
    <style:style style:name="構成図.A2" style:family="table-cell" style:data-style-name="N0">
      <style:table-cell-properties fo:background-color="#dddddd" fo:padding="0.097cm" fo:border-left="0.002cm solid #ffffff" fo:border-right="none" fo:border-top="none" fo:border-bottom="0.002cm solid #ffffff">
        <style:background-image/>
      </style:table-cell-properties>
    </style:style>
    <style:style style:name="構成図.B2" style:family="table-cell">
      <style:table-cell-properties fo:background-color="#dddddd" fo:padding="0.097cm" fo:border-left="0.002cm solid #ffffff" fo:border-right="none" fo:border-top="none" fo:border-bottom="0.002cm solid #ffffff">
        <style:background-image/>
      </style:table-cell-properties>
    </style:style>
    <style:style style:name="構成図.C2" style:family="table-cell">
      <style:table-cell-properties fo:background-color="#dddddd" fo:padding="0.097cm" fo:border-left="0.002cm solid #ffffff" fo:border-right="0.002cm solid #ffffff" fo:border-top="none" fo:border-bottom="0.002cm solid #ffffff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style:font-size-asian="24pt" style:language-asian="ja" style:country-asian="JP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style:font-size-asian="12pt" style:language-asian="ja" style:country-asian="JP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language-asian="ja" style:country-asian="JP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color="#ffffff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color="#ffffff" fo:font-size="12pt" style:font-size-asian="12pt" style:language-asian="ja" style:country-asian="JP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language-asian="ja" style:country-asian="JP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language-asian="ja" style:country-asian="JP" style:font-weight-asian="bold" style:font-size-complex="12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language-asian="ja" style:country-asian="JP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style:font-size-asian="12pt" style:language-asian="ja" style:country-asian="JP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style:font-size-asian="12pt" style:language-asian="ja" style:country-asian="JP" style:font-size-complex="12pt"/>
    </style:style>
    <style:style style:name="T1" style:family="text">
      <style:text-properties style:language-asian="ja" style:country-asian="JP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私たちの中の小宇宙</text:p>
      <text:p text:style-name="P1"/>
      <text:list xml:id="list7934385233496068427" text:style-name="L1">
        <text:list-item>
          <text:p text:style-name="P8"><text:span text:style-name="T3">目的</text:span><text:line-break/><text:span text:style-name="T2">コン研の活動を広めるためのウェブページ<text:line-break/></text:span></text:p>
        </text:list-item>
        <text:list-item>
          <text:p text:style-name="P9">6W1H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6">6W1H</text:p>
          </table:table-cell>
          <table:table-cell table:style-name="表1.B1" office:value-type="string">
            <text:p text:style-name="P7">想定</text:p>
          </table:table-cell>
        </table:table-row>
        <table:table-row>
          <table:table-cell table:style-name="表1.A2" office:value-type="string">
            <text:p text:style-name="P4">Who</text:p>
          </table:table-cell>
          <table:table-cell table:style-name="表1.B2" office:value-type="string">
            <text:p text:style-name="P5">都島に興味がある中学生</text:p>
            <text:p text:style-name="P5">コン研に興味があるがどんなクラブか分からない中学生。</text:p>
            <text:p text:style-name="P5">ゲーム目当てで来る小学生・中学生<text:line-break/>コン研の活動内容が気になる先生</text:p>
          </table:table-cell>
        </table:table-row>
        <table:table-row>
          <table:table-cell table:style-name="表1.A2" office:value-type="string">
            <text:p text:style-name="P4">When</text:p>
          </table:table-cell>
          <table:table-cell table:style-name="表1.B2" office:value-type="string">
            <text:p text:style-name="P5">文化祭でのコン研の紹介</text:p>
          </table:table-cell>
        </table:table-row>
        <table:table-row>
          <table:table-cell table:style-name="表1.A2" office:value-type="string">
            <text:p text:style-name="P4">Where</text:p>
          </table:table-cell>
          <table:table-cell table:style-name="表1.B2" office:value-type="string">
            <text:p text:style-name="P5">文化祭</text:p>
          </table:table-cell>
        </table:table-row>
        <table:table-row>
          <table:table-cell table:style-name="表1.A2" office:value-type="string">
            <text:p text:style-name="P4">What</text:p>
          </table:table-cell>
          <table:table-cell table:style-name="表1.B2" office:value-type="string">
            <text:p text:style-name="P5">コン研の制作したゲームや制作物<text:line-break/>コン研の紹介</text:p>
          </table:table-cell>
        </table:table-row>
        <table:table-row>
          <table:table-cell table:style-name="表1.A2" office:value-type="string">
            <text:p text:style-name="P4">Whom</text:p>
          </table:table-cell>
          <table:table-cell table:style-name="表1.B2" office:value-type="string">
            <text:p text:style-name="P5">ルチル・個人のページは各部員が担当</text:p>
          </table:table-cell>
        </table:table-row>
        <table:table-row>
          <table:table-cell table:style-name="表1.A2" office:value-type="string">
            <text:p text:style-name="P4">Why</text:p>
          </table:table-cell>
          <table:table-cell table:style-name="表1.B2" office:value-type="string">
            <text:p text:style-name="P3">Web<text:span text:style-name="T1">ページを使うことによって、視覚的に情報をとらえやすくし、閲覧者にコン研のことを知ってもらい、宣伝するため。</text:span></text:p>
          </table:table-cell>
        </table:table-row>
        <table:table-row table:style-name="表1.8">
          <table:table-cell table:style-name="表1.A2" office:value-type="string">
            <text:p text:style-name="P4">How</text:p>
          </table:table-cell>
          <table:table-cell table:style-name="表1.B8" office:value-type="string">
            <text:p text:style-name="P3">What<text:span text:style-name="T1">で想定された物の検索</text:span></text:p>
          </table:table-cell>
        </table:table-row>
      </table:table>
      <text:p text:style-name="P2"/>
      <text:list xml:id="list5130242899442813559" text:style-name="L2">
        <text:list-item>
          <text:p text:style-name="P10">構成図</text:p>
        </text:list-item>
      </text:list>
      <table:table table:name="構成図" table:style-name="構成図">
        <table:table-column table:style-name="構成図.A"/>
        <table:table-column table:style-name="構成図.B"/>
        <table:table-column table:style-name="構成図.C"/>
        <table:table-row>
          <table:table-cell table:style-name="構成図.A1" office:value-type="string">
            <text:p text:style-name="P7">優先順位</text:p>
          </table:table-cell>
          <table:table-cell table:style-name="構成図.A1" office:value-type="string">
            <text:p text:style-name="P7">ターゲットが求めるもの</text:p>
          </table:table-cell>
          <table:table-cell table:style-name="構成図.C1" office:value-type="string">
            <text:p text:style-name="P7">それに対する切る口</text:p>
          </table:table-cell>
        </table:table-row>
        <table:table-row>
          <table:table-cell table:style-name="構成図.A2" office:value-type="float" office:value="1">
            <text:p text:style-name="P4">1</text:p>
          </table:table-cell>
          <table:table-cell table:style-name="構成図.B2" office:value-type="string">
            <text:p text:style-name="P5">コン研のゲームおよび制作物を見たい！</text:p>
          </table:table-cell>
          <table:table-cell table:style-name="構成図.C2" office:value-type="string">
            <text:p text:style-name="P5">制作物（production）</text:p>
          </table:table-cell>
        </table:table-row>
        <table:table-row>
          <table:table-cell table:style-name="構成図.A2" office:value-type="float" office:value="2">
            <text:p text:style-name="P4">2</text:p>
          </table:table-cell>
          <table:table-cell table:style-name="構成図.B2" office:value-type="string">
            <text:p text:style-name="P5">コン研がどんなことをしてるのか？</text:p>
          </table:table-cell>
          <table:table-cell table:style-name="構成図.C2" office:value-type="string">
            <text:p text:style-name="P5">コン研とはなんぞ？（about_CRC）</text:p>
          </table:table-cell>
        </table:table-row>
        <table:table-row>
          <table:table-cell table:style-name="構成図.A2" office:value-type="float" office:value="3">
            <text:p text:style-name="P4">3</text:p>
          </table:table-cell>
          <table:table-cell table:style-name="構成図.B2" office:value-type="string">
            <text:p text:style-name="P5">コン研てどんな人がいるの？</text:p>
          </table:table-cell>
          <table:table-cell table:style-name="構成図.C2" office:value-type="string">
            <text:p text:style-name="P5">部員紹介（staff）</text:p>
          </table:table-cell>
        </table:table-row>
        <table:table-row>
          <table:table-cell table:style-name="構成図.A2" office:value-type="float" office:value="4">
            <text:p text:style-name="P4">4</text:p>
          </table:table-cell>
          <table:table-cell table:style-name="構成図.B2" office:value-type="string">
            <text:p text:style-name="P5">どんなサイトか？</text:p>
          </table:table-cell>
          <table:table-cell table:style-name="構成図.C2" office:value-type="string">
            <text:p text:style-name="P5">このサイトについて（about_web）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山根 誠</meta:initial-creator>
    <meta:creation-date>2016-09-03T13:02:16.04</meta:creation-date>
    <dc:date>2016-09-23T01:48:26.27</dc:date>
    <dc:creator>ルチル ダクネス</dc:creator>
    <meta:editing-duration>PT2H46M54S</meta:editing-duration>
    <meta:editing-cycles>6</meta:editing-cycles>
    <meta:generator>OpenOffice/4.1.2$Win32 OpenOffice.org_project/412m3$Build-9782</meta:generator>
    <meta:document-statistic meta:table-count="2" meta:image-count="0" meta:object-count="0" meta:page-count="1" meta:paragraph-count="37" meta:word-count="352" meta:character-count="415"/>
  </office:meta>
</office:document-meta>
</file>